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41cm" fo:margin-left="-0.042cm" fo:margin-right="0cm" table:align="margins"/>
    </style:style>
    <style:style style:name="Таблица1.A" style:family="table-column">
      <style:table-column-properties style:column-width="17.041cm" style:rel-column-width="65535*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6.999cm" table:align="left"/>
    </style:style>
    <style:style style:name="Таблица2.A" style:family="table-column">
      <style:table-column-properties style:column-width="16.999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6.9cm" table:align="left"/>
    </style:style>
    <style:style style:name="Таблица3.A" style:family="table-column">
      <style:table-column-properties style:column-width="16.9cm"/>
    </style:style>
    <style:style style:name="Таблица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margin-top="0cm" fo:margin-bottom="0.499cm"/>
    </style:style>
    <style:style style:name="P3" style:family="paragraph" style:parent-style-name="Table_20_Contents">
      <style:paragraph-properties fo:margin-top="0cm" fo:margin-bottom="0.499cm" fo:text-align="justify" style:justify-single-word="false"/>
    </style:style>
    <style:style style:name="P4" style:family="paragraph" style:parent-style-name="Table_20_Contents">
      <style:paragraph-properties fo:margin-top="0cm" fo:margin-bottom="0.499cm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margin-top="0cm" fo:margin-bottom="0.499cm"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margin-top="0cm" fo:margin-bottom="0.499cm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margin-top="0cm" fo:margin-bottom="0.499cm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 style:list-style-name="L1"/>
    <style:style style:name="P9" style:family="paragraph" style:parent-style-name="Table_20_Contents" style:list-style-name="L1"/>
    <style:style style:name="P10" style:family="paragraph" style:parent-style-name="Table_20_Contents" style:list-style-name="L1"/>
    <style:style style:name="P11" style:family="paragraph" style:parent-style-name="Table_20_Contents" style:list-style-name="L1"/>
    <style:style style:name="P12" style:family="paragraph" style:parent-style-name="Table_20_Contents" style:list-style-name="L1">
      <style:paragraph-properties fo:margin-top="0cm" fo:margin-bottom="0.499cm"/>
    </style:style>
    <style:style style:name="P13" style:family="paragraph" style:parent-style-name="Table_20_Contents">
      <style:paragraph-properties fo:margin-top="0cm" fo:margin-bottom="0.499cm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епиковский район, д. Полушкино.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<text:span text:style-name="Strong_20_Emphasis">База отдыха.</text:span></text:p>
            <text:p text:style-name="P3"><text:span text:style-name="T1">База отдыха</text:span> расположена в деревне Полушкино Клепиковского района Рязанской области, <text:span text:style-name="Strong_20_Emphasis"><text:span text:style-name="T1">на экологически чистой территории лесного массива Национального парка "Мещерский",</text:span></text:span> в 170 км от города Москвы, в 70 км от города Рязани, на берегу реки Пра, в 6-ти км от озера "Белое", в 80 м от асфальтированной дороги Рязань-Касимов.</text:p>
            <text:p text:style-name="P3"><text:line-break/><text:span text:style-name="Strong_20_Emphasis"><text:span text:style-name="T1">Земельный участок площадью 12000 кв.м.</text:span></text:span></text:p>
            <text:p text:style-name="P3"><text:line-break/>В состав объекта входит:</text:p>
            <text:list text:style-name="L1">
              <text:list-item>
                <text:p text:style-name="P8">Восемь деревянных, обложенных кирпичом, двухквартирных в 2-х уровнях трехкомнатных мансардного типа жилых домов, готовностью в среднем 80%: <text:line-break/>- размер домов 9x12 м, разделенных на две половинки, состоящих из: <text:line-break/><text:line-break/>1 этаж: кухня, санузел, холл, веранда; <text:line-break/>2 этаж: 2 спальни, зал. <text:line-break/><text:line-break/>- площадь жилых домов составляет: <text:line-break/><text:line-break/>дом №1 - 205,2 кв.м; дом №5 - 201,8 кв.м; <text:line-break/>дом №2 - 205,2 кв.м; дом №6 - 201,8 кв.м; <text:line-break/>дом № 3 - 207,6 кв.м; дом №7 - 205,8 кв.м; <text:line-break/>дом №4 - 204,8 кв.м; дом №8 - 188,1 кв.м </text:p>
              </text:list-item>
              <text:list-item>
                <text:p text:style-name="P8">Гараж из восьми боксов размером 6 x 4 м каждый, готовностью 90%. Размещение на 8 автомашин. Общая площадь гаража - 180,0 кв.м. </text:p>
              </text:list-item>
              <text:list-item>
                <text:p text:style-name="P8">Баня, готовностью 25% (нулевой цикл и бетонный пол). </text:p>
              </text:list-item>
              <text:list-item>
                <text:p text:style-name="P8">"Глухое" ограждение из металлических листов толщиной 3 мм высотой 2,5 м на металлических столбах протяженностью 504,6 м. Рельеф участка ровный. Земля оформлена в собственность. </text:p>
              </text:list-item>
              <text:list-item>
                <text:p text:style-name="P12">Подведена электроэнергия 220 В.</text:p>
              </text:list-item>
            </text:list>
            <text:p text:style-name="P2">Цена: 8 млн.</text:p>
            <text:p text:style-name="P2"/>
            <text:p text:style-name="P4">Пилорама в с. Криуша Клепиковского района.</text:p>
            <text:p text:style-name="P2">В состав входят: </text:p>
            <text:p text:style-name="P2">1. Цех лесопиления, лесорама Р-63, летранспортер Б22, пилорама, разгрузочно-растаскивающее устройство, эл/каретка к околорамному оборудованию, электроподстанция с ящиком фидера, буровая на воду, линии электропередач. Площадь 1 811 кв.м.</text:p>
            <text:p text:style-name="P2">2. Материальный склад (371 кв.м.);</text:p>
            <text:p text:style-name="P2">3. Котельный цех (223,3 кв.м.);</text:p>
            <text:p text:style-name="P2"><text:soft-page-break/>4. Контора лесного хозяйства и лесозавода (136 кв.м.);</text:p>
            <text:p text:style-name="P2">5. Гараж для автомашин (1 230 кв.м.).</text:p>
            <text:p text:style-name="P2">Цена: 3 млн.</text:p>
            <text:p text:style-name="P4">г. Спас-Клепики, ул. Свободы, д.2.</text:p>
            <text:p text:style-name="P2"/>
            <text:p text:style-name="P2">Часть здания, назначение: нежилое, общая площадь 1 049,8 кв.м.</text:p>
            <text:p text:style-name="P2">В продаваемом здании работают арендаторы (стоматологический кабинет, МТС, хозяйственный магазин).</text:p>
            <text:p text:style-name="P2">Цена: 12 млн.</text:p>
            <text:p text:style-name="P4"/>
            <text:p text:style-name="P4">г. Спас-Клепики, ул. Просвящения, 18.</text:p>
            <text:p text:style-name="P7">Трёхэтажная гостиница общей площадью 627 кв.м.</text:p>
            <text:p text:style-name="P7">В состав гостиницы входят кафе-бар на 16 посадочных мест, пять номеров, сауна с бассейном, зал для проведения конференций и торжеств.</text:p>
            <text:p text:style-name="P7">Цена: 6 млн.</text:p>
            <text:p text:style-name="P2"/>
            <text:p text:style-name="P4">г. Рязань, ул. Вокзальная.</text:p>
            <text:p text:style-name="P7">Нежилые помещения на ул. Вокзальной, 85.</text:p>
            <text:p text:style-name="P7">Помещение в цокольном этаже, пл. около 70 кв.м. Цена – 20 т.р. за кв.м.</text:p>
            <text:p text:style-name="P7">Двухуровневое помещение 1 и цокольный этажи, площадь 143 кв.м. Цена 1 этаж – 35 т.р. за кв.м., цоколь – 20 т.р. за кв.м.</text:p>
            <text:p text:style-name="P7"/>
            <text:p text:style-name="P4">г. Рязань, ул. 50-летия Октября, д.2</text:p>
            <text:p text:style-name="P4"/>
            <text:p text:style-name="P7">Помещения в торговом центре класса В+.</text:p>
            <text:p text:style-name="P7">Текущее состояние – под чистовую отделку.</text:p>
            <text:p text:style-name="P7"><text:soft-page-break/>Продаются помещения общей площадью около 4 000 кв.м. на 2, 3, 4 этажах.</text:p>
            <text:p text:style-name="P7">Цена договорная.</text:p>
            <text:p text:style-name="P7"/>
            <text:p text:style-name="P4">г. Рязань, ул. Ленина, д.4, корп.1, стр.1.</text:p>
            <text:p text:style-name="P7">Гостиничный комплекс “Атлантик”, общая площадь помещений – 2 087 кв.м.</text:p>
            <text:p text:style-name="P7">Цена: 135 млн.</text:p>
            <text:p text:style-name="P7"/>
            <text:p text:style-name="P4">г. Рязань, п. Солотча.</text:p>
            <text:p text:style-name="P7">Гостиничный комплекс “Золотой Оазис”, общая площадь помещений – 1 946 кв.м.</text:p>
            <text:p text:style-name="P7">Цена: 125 млн.</text:p>
            <text:p text:style-name="P7"/>
            <text:p text:style-name="P4">г. Рязань, Южный Промузел, 6А</text:p>
            <text:p text:style-name="P7">Офисный помещения (бывший инженерный корпус).</text:p>
            <text:p text:style-name="P7">Общая площадь – 1 698 кв.м.</text:p>
            <text:p text:style-name="P7">Около 800 метров от заводоуправления РНПК.</text:p>
            <text:p text:style-name="P7">Часть помещений заполнены арендаторами.</text:p>
            <text:p text:style-name="P7">Цена : 45 млн.</text:p>
          </table:table-cell>
        </table:table-row>
      </table:table>
      <text:p text:style-name="P4"/>
      <text:p text:style-name="P4">г. Рязань, Южный Промузел, 6</text:p>
      <text:p text:style-name="P7">Двухэтажный производственный цех с административной секцией.</text:p>
      <text:p text:style-name="P7">Общая площадь – 4 300 кв.м.</text:p>
      <text:p text:style-name="P7">возможность плавильного производства.</text:p>
      <text:p text:style-name="P7">Цена : 60 млн.</text:p>
      <text:p text:style-name="P7"/>
      <text:p text:style-name="P7"/>
      <text:p text:style-name="P7"><text:soft-page-break/><text:s text:c="66"/><text:span text:style-name="T2"><text:s/></text:span></text:p>
      <text:p text:style-name="P5">г. Рязань, ул. Введенская - Полевая (напротив Россельхозбанка)</text:p>
      <text:p text:style-name="P7">Квартира № 66, площадь – 115,7 кв.м., 3 – комнатная, этаж 2.</text:p>
      <text:p text:style-name="P7">Цена дешевле на 1 000 р. за квадратный метр чем у застройщика на день покупки.</text:p>
      <text:p text:style-name="P6"/>
      <text:p text:style-name="P5">г. Рязань, ул Черновицкая, д.2/79, кв.18</text:p>
      <text:p text:style-name="P7">3 – комнатная квартира на ул. Черновицкой, площадь – 56,7 кв.м.</text:p>
      <text:p text:style-name="P7">Цена – 4,5 млн</text:p>
      <text:p text:style-name="P6"><text:s text:c="54"/></text:p>
      <text:p text:style-name="P6"><text:s text:c="34"/>г. Рязань, ул. Краснорядская, д. 13, кв.9</text:p>
      <text:p text:style-name="P7">4 – комнатная квартира, общая площадь 89 кв.м., жилая 60 кв.м.</text:p>
      <text:p text:style-name="P7">Цена – 10 млн.</text:p>
      <text:p text:style-name="P5"><text:s text:c="4"/>г. Рязань, пр. Яблочкова, д.5</text:p>
      <text:p text:style-name="P7">Часть здания, назначение – административное, <text:s/>общая площадь – 423,9 кв.м.</text:p>
      <text:p text:style-name="P7">Также в состав входит нежилое помещение, назначение – складское, общая площадь – 24,4 кв.м.</text:p>
      <text:p text:style-name="P7">Земельный участок площадью 1183,4 кв.м. находится также в собственности.</text:p>
      <text:p text:style-name="P7">Цена <text:s/>- 40 млн.</text:p>
      <text:p text:style-name="P6"/>
      <text:p text:style-name="P6"><text:s text:c="58"/>г. Москва</text:p>
      <text:p text:style-name="P7">Нежилое помещение, назначение: нежилое, общая площадь 404,6 кв.м., номера на поэтажном плане: подвал, помещение VI комнаты с 1 по 13; этаж 1, помещение IV – комнаты с 1 по 25 л,м,н,о,с. Адрес объекта: г. Москва, просп. Университетский, д.21, корп.1</text:p>
      <text:p text:style-name="P7">Здание заполнено арендаторами.</text:p>
      <text:p text:style-name="P7">Цена – 80 млн.</text:p>
      <text:p text:style-name="P7">Квартира из 2 комнат, назначение: жилое, общая площадь 63,9 кв.м., адрес объекта: г. Москва, пер. Панфиловский, д.5, кв. 25А.</text:p>
      <text:p text:style-name="P7"><text:soft-page-break/>Цена – 15,5 млн.</text:p>
      <text:p text:style-name="P7"><text:s/></text:p>
      <text:p text:style-name="P7"><text:s text:c="35"/><text:span text:style-name="T2"><text:s/></text:span><text:span text:style-name="T3">Рыбновский район, пос. Зелененские дворики.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2"><text:s text:c="12"/>Действующая придорожная гостиница-кафе, которая располагается в деревне Зеленинские дворики, Рыбновского района. Гостиница представляет собой трехэтажное здание, площадью 619 кв м, объект действующий.</text:p>
                  <text:p text:style-name="P2">Цена – 8 млн.</text:p>
                  <text:p text:style-name="Table_20_Contents"/>
                </table:table-cell>
              </table:table-row>
            </table:table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  <dc:creator>Станислав Ясинский</dc:creator>
    <dc:date>2012-07-25T09:07:38</dc:date>
    <meta:editing-cycles>30</meta:editing-cycles>
    <meta:editing-duration>PT2H3M52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5" meta:paragraph-count="79" meta:word-count="735" meta:character-count="5067"/>
  </office:meta>
</office:document-meta>
</file>